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8_10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8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M. Rosiva Samuel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March 15, 1892</text:p>
      <text:p text:style-name="P4">Month<text:tab/><text:tab/><text:tab/><text:tab/><text:tab/><text:tab/>March</text:p>
      <text:p text:style-name="P4">Year<text:tab/><text:tab/><text:tab/><text:tab/><text:tab/><text:tab/>1892</text:p>
      <text:p text:style-name="P4">Hebrew Date<text:tab/><text:tab/><text:tab/><text:tab/><text:tab/></text:p>
      <text:p text:style-name="P4">Undated</text:p>
      <text:p text:style-name="P4">City<text:tab/><text:tab/><text:tab/><text:tab/><text:tab/><text:tab/>New York</text:p>
      <text:p text:style-name="P4">State<text:tab/><text:tab/><text:tab/><text:tab/><text:tab/><text:tab/>NY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Dear Mr Morais:/</text:p>
      <text:p text:style-name="P2"><text:tab/>Your sad message/ reached me at a quarter before/ six. <text:s/>My own disappointment was/ completely lost sight of in the deep/ and loving sympathy that fills/ my heart for your dear daughter's/ grief and for your own./</text:p>
      <text:p text:style-name="P2">My own sister has had similar/ affliction &amp; I well know how/ deep &amp; how enduring the bitter/ pain; neither do any words avail/ to comfort, help can come only/ from within ones own soul, there-/fore, dear Mr Morais, I will not/ </text:p>
      <text:p text:style-name="P2"/>
      <text:p text:style-name="P2">[Page 2]</text:p>
      <text:p text:style-name="P2">tire you with phrases. <text:s/>When the/ poor mother can bear it, give/ her the assurance of my tenderest/ sympathy, which I would extend to/ all the members of your household;/ and hoping that your health,/ only so lately renewed, may not/ suffer from this sudden shock,/ </text:p>
      <text:p text:style-name="P2"><text:tab/>Believe me with kindest/ regards,/</text:p>
      <text:p text:style-name="P2"><text:soft-page-break/><text:tab/>Yours very sincerely,/</text:p>
      <text:p text:style-name="P2"><text:tab/>M. Rosiva Samuel/</text:p>
      <text:p text:style-name="P2">New York/</text:p>
      <text:p text:style-name="P2">March 15[/ inserted by author]92/</text:p>
      <text:p text:style-name="P2">218 E. 46 st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4:00:10.58</meta:creation-date>
    <meta:document-statistic meta:table-count="0" meta:image-count="0" meta:object-count="0" meta:page-count="3" meta:paragraph-count="72" meta:word-count="320" meta:character-count="2131"/>
    <dc:date>2011-12-01T14:05:53.96</dc:date>
    <dc:creator>Penn Libraries</dc:creator>
    <meta:editing-duration>PT00H05M43S</meta:editing-duration>
    <meta:editing-cycles>1</meta:editing-cycles>
    <meta:generator>OpenOffice.org/3.2$Win32 OpenOffice.org_project/320m12$Build-9483</meta:generator>
  </office:meta>
</office:document-meta>
</file>